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5958in"/>
    </style:style>
    <style:style style:name="TableColumn4" style:family="table-column">
      <style:table-column-properties style:column-width="1.1145in"/>
    </style:style>
    <style:style style:name="TableColumn5" style:family="table-column">
      <style:table-column-properties style:column-width="1.0097in"/>
    </style:style>
    <style:style style:name="TableColumn6" style:family="table-column">
      <style:table-column-properties style:column-width="1.1027in"/>
    </style:style>
    <style:style style:name="TableColumn7" style:family="table-column">
      <style:table-column-properties style:column-width="1.002in"/>
    </style:style>
    <style:style style:name="TableColumn8" style:family="table-column">
      <style:table-column-properties style:column-width="1.5604in"/>
    </style:style>
    <style:style style:name="TableColumn9" style:family="table-column">
      <style:table-column-properties style:column-width="1.6354in"/>
    </style:style>
    <style:style style:name="Table2" style:family="table">
      <style:table-properties style:width="9.0208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weight-complex="bold"/>
    </style:style>
    <style:style style:name="TableRow14" style:family="table-row">
      <style:table-row-properties/>
    </style:style>
    <style:style style:name="TableCell15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8" style:family="table-cell">
      <style:table-cell-properties fo:border-top="0.0416in solid #000000" fo:border-left="0.0069in solid #000000" fo:border-bottom="0.0416in solid #000000" fo:border-right="0.0069in solid #000000" fo:background-color="#D9D9D9" fo:padding-top="0.0104in" fo:padding-left="0.0104in" fo:padding-bottom="0.0104in" fo:padding-right="0.0104in"/>
    </style:style>
    <style:style style:name="P1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0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0" style:family="table-row">
      <style:table-row-properties style:min-row-height="1.1666in"/>
    </style:style>
    <style:style style:name="TableCell31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Hyperlink" style:family="text">
      <style:text-properties style:font-name="Times New Roman" fo:font-size="12pt" style:font-size-asian="12pt" style:font-size-complex="12pt"/>
    </style:style>
    <style:style style:name="TableCell3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TableCell3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style:font-name="Times New Roman" fo:font-size="12pt" style:font-size-asian="12pt" style:font-size-complex="12pt"/>
    </style:style>
    <style:style style:name="TableCell4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TableCell42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TableCell44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TableCell5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0" style:parent-style-name="Normal" style:family="paragraph">
      <style:text-properties style:font-name="Times New Roman" fo:font-size="12pt" style:font-size-asian="12pt" style:font-size-complex="12pt"/>
    </style:style>
    <style:style style:name="TableCell6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2" style:parent-style-name="Normal" style:family="paragraph">
      <style:text-properties style:font-name="Times New Roman" fo:font-size="12pt" style:font-size-asian="12pt" style:font-size-complex="12pt"/>
    </style:style>
    <style:style style:name="TableCell6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67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69" style:parent-style-name="Normal" style:family="paragraph">
      <style:text-properties style:font-name="Times New Roman" fo:font-size="12pt" style:font-size-asian="12pt" style:font-size-complex="12pt"/>
    </style:style>
    <style:style style:name="TableCell7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Times New Roman" fo:font-size="12pt" style:font-size-asian="12pt" style:font-size-complex="12pt"/>
    </style:style>
    <style:style style:name="TableCell7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 fo:font-size="12pt" style:font-size-asian="12pt" style:font-size-complex="12pt"/>
    </style:style>
    <style:style style:name="TableCell8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 fo:font-size="12pt" style:font-size-asian="12pt" style:font-size-complex="12pt"/>
    </style:style>
    <style:style style:name="TableCell8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TableCell8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TableCell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TableCell9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Times New Roman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7">
            <text:p text:style-name="Normal"><text:span text:style-name="T12">Table.<text:s/></text:span><text:span text:style-name="T13">Risk of bias for 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<text:span text:style-name="T17">Study</text:span></text:p>
          </table:table-cell>
          <table:table-cell table:style-name="TableCell18">
            <text:p text:style-name="P19">Subject selection</text:p>
          </table:table-cell>
          <table:table-cell table:style-name="TableCell20">
            <text:p text:style-name="P21">Subject attritio<text:bookmark-start text:name="_GoBack"/><text:bookmark-end text:name="_GoBack"/>n</text:p>
          </table:table-cell>
          <table:table-cell table:style-name="TableCell22">
            <text:p text:style-name="P23">Prognostic Factor Measurement</text:p>
          </table:table-cell>
          <table:table-cell table:style-name="TableCell24">
            <text:p text:style-name="P25">Outcome Measurement</text:p>
          </table:table-cell>
          <table:table-cell table:style-name="TableCell26">
            <text:p text:style-name="P27">Study Confounding</text:p>
          </table:table-cell>
          <table:table-cell table:style-name="TableCell28">
            <text:p text:style-name="P29">Statistical Analysis and Reporting</text:p>
          </table:table-cell>
        </table:table-row>
        <table:table-row table:style-name="TableRow30">
          <table:table-cell table:style-name="TableCell31">
            <text:p text:style-name="Normal"><text:span text:style-name="T32">Ball, 2014</text:span><text:span text:style-name="T33"><text:line-break/></text:span><text:span text:style-name="T34">PMID:<text:s/></text:span><text:a xlink:href="https://pubmed.gov/25056260" office:target-frame-name="_top" xlink:show="replace"><text:span text:style-name="T35">25056260</text:span></text:a></text:p>
          </table:table-cell>
          <table:table-cell table:style-name="TableCell36">
            <text:p text:style-name="P37">Low risk (all mothers in the time period included)</text:p>
          </table:table-cell>
          <table:table-cell table:style-name="TableCell38">
            <text:p text:style-name="P39">Low risk as outcomes missing<text:s/>for &lt; 2% of births (525 of 40,441)</text:p>
          </table:table-cell>
          <table:table-cell table:style-name="TableCell40">
            <text:p text:style-name="P41">Low risk</text:p>
          </table:table-cell>
          <table:table-cell table:style-name="TableCell42">
            <text:p text:style-name="P43">Low risk</text:p>
          </table:table-cell>
          <table:table-cell table:style-name="TableCell44">
            <text:p text:style-name="P45">High<text:s/>risk.<text:s/><text:line-break/>Confounders included:</text:p>
            <text:p text:style-name="P46">• Parity</text:p>
            <text:p text:style-name="P47">• Maternal age</text:p>
            <text:p text:style-name="P48">Confounders did not include:</text:p>
            <text:p text:style-name="P49">• Smoking</text:p>
          </table:table-cell>
          <table:table-cell table:style-name="TableCell50">
            <text:p text:style-name="P51">Low risk. Used conditional logistic regression to control for maternal factors by matching siblings.</text:p>
          </table:table-cell>
        </table:table-row>
        <table:table-row table:style-name="TableRow52">
          <table:table-cell table:style-name="TableCell53">
            <text:p text:style-name="Normal"><text:span text:style-name="T54">Hanley, 2017</text:span><text:span text:style-name="T55"><text:line-break/>PMID:<text:s/></text:span><text:a xlink:href="http://pubmed.gov/28178044" office:target-frame-name="_top" xlink:show="replace"><text:span text:style-name="T56">28178044</text:span></text:a></text:p>
          </table:table-cell>
          <table:table-cell table:style-name="TableCell57">
            <text:p text:style-name="P58">Low risk (all mothers in the time period included)</text:p>
          </table:table-cell>
          <table:table-cell table:style-name="TableCell59">
            <text:p text:style-name="P60">Low risk as outcomes missing for &lt; 2% of births (178,709 of<text:s/>183,442)</text:p>
          </table:table-cell>
          <table:table-cell table:style-name="TableCell61">
            <text:p text:style-name="P62">Low risk</text:p>
          </table:table-cell>
          <table:table-cell table:style-name="TableCell63">
            <text:p text:style-name="Normal"><text:span text:style-name="T64">Low risk</text:span></text:p>
          </table:table-cell>
          <table:table-cell table:style-name="TableCell65">
            <text:p text:style-name="P66">High risk.</text:p>
            <text:p text:style-name="P67">Confounders included:<text:s/></text:p>
            <text:p text:style-name="P68">• Maternal age<text:line-break/>• Smoking</text:p>
            <text:p text:style-name="P69">Confounders did not include<text:line-break/>• Parity.</text:p>
          </table:table-cell>
          <table:table-cell table:style-name="TableCell70">
            <text:p text:style-name="P71">Low risk. Used conditional logistic regression to control for maternal factors by matching siblings.</text:p>
          </table:table-cell>
        </table:table-row>
        <table:table-row table:style-name="TableRow72">
          <table:table-cell table:style-name="TableCell73">
            <text:p text:style-name="Normal"><text:span text:style-name="T74">Koullali, 2016</text:span><text:span text:style-name="T75"><text:line-break/>PMID:<text:s/></text:span><text:a xlink:href="http://pubmed.gov/27367283" office:target-frame-name="_top" xlink:show="replace"><text:span text:style-name="T76">27367283</text:span></text:a></text:p>
          </table:table-cell>
          <table:table-cell table:style-name="TableCell77">
            <text:p text:style-name="P78">Low risk (all mothers in the time period included)</text:p>
          </table:table-cell>
          <table:table-cell table:style-name="TableCell79">
            <text:p text:style-name="P80">Unclear risk (rate of missing values not known)</text:p>
          </table:table-cell>
          <table:table-cell table:style-name="TableCell81">
            <text:p text:style-name="P82">Low risk</text:p>
          </table:table-cell>
          <table:table-cell table:style-name="TableCell83">
            <text:p text:style-name="P84">Low risk</text:p>
          </table:table-cell>
          <table:table-cell table:style-name="TableCell85">
            <text:p text:style-name="P86">High risk.<text:line-break/>Confounders included:<text:s/><text:line-break/>• Maternal age<text:line-break/>Confounders did not include:<text:line-break/>• Parity<text:line-break/>• Smoking</text:p>
          </table:table-cell>
          <table:table-cell table:style-name="TableCell87">
            <text:p text:style-name="P88">Low risk. Used conditional logistic regression to control for maternal factors by matching siblings.</text:p>
          </table:table-cell>
        </table:table-row>
        <table:table-row table:style-name="TableRow89">
          <table:table-cell table:style-name="TableCell90">
            <text:p text:style-name="Normal"><text:span text:style-name="T91">Schachar, 2016</text:span><text:span text:style-name="T92"><text:line-break/>PMID:<text:s/></text:span><text:a xlink:href="http://pubmed.gov/27405702" office:target-frame-name="_top" xlink:show="replace"><text:span text:style-name="T93">27405702</text:span></text:a></text:p>
          </table:table-cell>
          <table:table-cell table:style-name="TableCell94">
            <text:p text:style-name="P95">Low risk (all mothers in the time period included)</text:p>
          </table:table-cell>
          <table:table-cell table:style-name="TableCell96">
            <text:p text:style-name="P97">Unclear risk (rate of missing values not known)</text:p>
          </table:table-cell>
          <table:table-cell table:style-name="TableCell98">
            <text:p text:style-name="P99">Low risk</text:p>
          </table:table-cell>
          <table:table-cell table:style-name="TableCell100">
            <text:p text:style-name="P101">Low risk</text:p>
          </table:table-cell>
          <table:table-cell table:style-name="TableCell102">
            <text:p text:style-name="P103">High<text:s/>risk.<text:line-break/>Confounders included:<text:s/><text:line-break/>• Maternal age<text:line-break/>• Parity<text:line-break/>Confounders did not include:<text:line-break/>• Smoking</text:p>
          </table:table-cell>
          <table:table-cell table:style-name="TableCell104">
            <text:p text:style-name="P105">Low risk. Used conditional logistic regression to control for maternal factors by matching siblings.</text:p>
          </table:table-cell>
        </table:table-row>
        <table:table-row table:style-name="TableRow106">
          <table:table-cell table:style-name="TableCell107" table:number-columns-spanned="7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1:41:00Z</meta:creation-date>
    <dc:date>2017-06-17T14:46:00Z</dc:date>
    <meta:print-date>2017-06-17T14:46:00Z</meta:print-date>
    <meta:template xlink:href="Normal.dotm" xlink:type="simple"/>
    <meta:editing-cycles>81</meta:editing-cycles>
    <meta:editing-duration>PT8160S</meta:editing-duration>
    <meta:document-statistic meta:page-count="1" meta:paragraph-count="4" meta:word-count="306" meta:character-count="2050" meta:row-count="14" meta:non-whitespace-character-count="1748"/>
  </office:meta>
</office:document-meta>
</file>